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462b" officeooo:paragraph-rsid="0018462b"/>
    </style:style>
    <style:style style:name="P2" style:family="paragraph" style:parent-style-name="Standard">
      <style:text-properties officeooo:rsid="0018462b" officeooo:paragraph-rsid="00215753"/>
    </style:style>
    <style:style style:name="P3" style:family="paragraph" style:parent-style-name="Standard">
      <style:text-properties fo:font-weight="bold" officeooo:rsid="0018462b" officeooo:paragraph-rsid="0018462b" style:font-weight-asian="bold" style:font-weight-complex="bold"/>
    </style:style>
    <style:style style:name="P4" style:family="paragraph" style:parent-style-name="Standard">
      <style:text-properties fo:font-weight="bold" officeooo:rsid="0018462b" officeooo:paragraph-rsid="00215753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officeooo:rsid="0018462b" officeooo:paragraph-rsid="0018462b"/>
    </style:style>
    <style:style style:name="P6" style:family="paragraph" style:parent-style-name="Standard">
      <style:text-properties style:text-underline-style="solid" style:text-underline-width="auto" style:text-underline-color="font-color" officeooo:rsid="0019fd9f" officeooo:paragraph-rsid="0019fd9f"/>
    </style:style>
    <style:style style:name="P7" style:family="paragraph" style:parent-style-name="Standard">
      <style:text-properties style:text-underline-style="solid" style:text-underline-width="auto" style:text-underline-color="font-color" officeooo:rsid="001a5f2a" officeooo:paragraph-rsid="001a5f2a"/>
    </style:style>
    <style:style style:name="P8" style:family="paragraph" style:parent-style-name="Standard">
      <style:text-properties style:text-underline-style="solid" style:text-underline-width="auto" style:text-underline-color="font-color" fo:font-weight="normal" officeooo:rsid="001a5f2a" officeooo:paragraph-rsid="001a5f2a" style:font-weight-asian="normal" style:font-weight-complex="normal"/>
    </style:style>
    <style:style style:name="P9" style:family="paragraph" style:parent-style-name="Standard">
      <style:text-properties style:text-underline-style="solid" style:text-underline-width="auto" style:text-underline-color="font-color" fo:font-weight="normal" officeooo:rsid="001a5f2a" officeooo:paragraph-rsid="00215753" style:font-weight-asian="normal" style:font-weight-complex="normal"/>
    </style:style>
    <style:style style:name="P10" style:family="paragraph" style:parent-style-name="Standard">
      <style:text-properties fo:font-weight="normal" officeooo:rsid="0018462b" officeooo:paragraph-rsid="0018462b" style:font-weight-asian="normal" style:font-weight-complex="normal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officeooo:rsid="001a5f2a" officeooo:paragraph-rsid="001a5f2a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officeooo:rsid="001e1d1e" officeooo:paragraph-rsid="001e1d1e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officeooo:rsid="001e1d1e" officeooo:paragraph-rsid="00215753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officeooo:rsid="0019fd9f" officeooo:paragraph-rsid="0019fd9f"/>
    </style:style>
    <style:style style:name="P15" style:family="paragraph" style:parent-style-name="Standard">
      <style:paragraph-properties fo:margin-left="1.251cm" fo:margin-right="0cm" fo:text-indent="0cm" style:auto-text-indent="false"/>
      <style:text-properties style:text-underline-style="none" officeooo:rsid="0018462b" officeooo:paragraph-rsid="0018462b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style:text-underline-style="none" officeooo:rsid="0019fd9f" officeooo:paragraph-rsid="0019fd9f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style:text-underline-style="none" officeooo:rsid="001c9418" officeooo:paragraph-rsid="001c9418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officeooo:rsid="0018462b" officeooo:paragraph-rsid="00215753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officeooo:rsid="001f6571" officeooo:paragraph-rsid="00215753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font-weight="bold" officeooo:rsid="0018462b" officeooo:paragraph-rsid="001a5f2a" style:font-weight-asian="bold" style:font-weight-complex="bold"/>
    </style:style>
    <style:style style:name="P21" style:family="paragraph" style:parent-style-name="Standard">
      <style:text-properties officeooo:rsid="0018462b" officeooo:paragraph-rsid="0024bb1d"/>
    </style:style>
    <style:style style:name="P22" style:family="paragraph" style:parent-style-name="Standard">
      <style:text-properties fo:font-weight="bold" officeooo:rsid="0018462b" officeooo:paragraph-rsid="0024bb1d" style:font-weight-asian="bold" style:font-weight-complex="bold"/>
    </style:style>
    <style:style style:name="P23" style:family="paragraph" style:parent-style-name="Standard">
      <style:text-properties style:text-underline-style="solid" style:text-underline-width="auto" style:text-underline-color="font-color" fo:font-weight="normal" officeooo:rsid="001a5f2a" officeooo:paragraph-rsid="0024bb1d" style:font-weight-asian="normal" style:font-weight-complex="normal"/>
    </style:style>
    <style:style style:name="P24" style:family="paragraph" style:parent-style-name="Standard">
      <style:paragraph-properties fo:margin-left="1.251cm" fo:margin-right="0cm" fo:text-indent="0cm" style:auto-text-indent="false"/>
      <style:text-properties officeooo:rsid="001e1d1e" officeooo:paragraph-rsid="001e1d1e"/>
    </style:style>
    <style:style style:name="P25" style:family="paragraph" style:parent-style-name="Standard">
      <style:paragraph-properties fo:margin-left="1.251cm" fo:margin-right="0cm" fo:text-indent="0cm" style:auto-text-indent="false"/>
      <style:text-properties officeooo:rsid="001e1d1e" officeooo:paragraph-rsid="0024bb1d"/>
    </style:style>
    <style:style style:name="P26" style:family="paragraph" style:parent-style-name="Standard">
      <style:paragraph-properties fo:margin-left="0cm" fo:margin-right="0cm" fo:text-indent="0cm" style:auto-text-indent="false"/>
      <style:text-properties officeooo:rsid="001f6571" officeooo:paragraph-rsid="00215753"/>
    </style:style>
    <style:style style:name="P27" style:family="paragraph" style:parent-style-name="Standard">
      <style:paragraph-properties fo:margin-left="0cm" fo:margin-right="0cm" fo:text-indent="0cm" style:auto-text-indent="false"/>
      <style:text-properties officeooo:rsid="0018462b" officeooo:paragraph-rsid="00215753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8462b"/>
    </style:style>
    <style:style style:name="T3" style:family="text">
      <style:text-properties officeooo:rsid="0019fd9f"/>
    </style:style>
    <style:style style:name="T4" style:family="text">
      <style:text-properties officeooo:rsid="001a5f2a"/>
    </style:style>
    <style:style style:name="T5" style:family="text">
      <style:text-properties officeooo:rsid="001c9418"/>
    </style:style>
    <style:style style:name="T6" style:family="text">
      <style:text-properties officeooo:rsid="001e1d1e"/>
    </style:style>
    <style:style style:name="T7" style:family="text">
      <style:text-properties officeooo:rsid="001f6571"/>
    </style:style>
    <style:style style:name="T8" style:family="text">
      <style:text-properties officeooo:rsid="00215753"/>
    </style:style>
    <style:style style:name="T9" style:family="text">
      <style:text-properties officeooo:rsid="0024bb1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inks und Rechts Bewegung</text:p>
      <text:p text:style-name="P1">Der User soll sich nach links und rechts bewegen können, ohne dass er durch Wände geht.</text:p>
      <text:p text:style-name="P5">Kriterien:</text:p>
      <text:p text:style-name="P15">- Bei drücken der Taste ‚A‘ soll sich der Charakter nach links bewegen.</text:p>
      <text:p text:style-name="P15">- Bei drücken der Taste ‚D‘ soll sich der Charakter nach rechts bewegen.</text:p>
      <text:p text:style-name="P15">- Bei berühren einer Hitbox, soll der Charakter stehen bleiben.</text:p>
      <text:p text:style-name="P1"/>
      <text:p text:style-name="P3">Springen, Fallen<text:span text:style-name="T3">(Gravitation)</text:span></text:p>
      <text:p text:style-name="P1">Der User soll springen und fallen können, ohne durch Böden und Decken zu gehen.</text:p>
      <text:p text:style-name="P6">Kriterien:</text:p>
      <text:p text:style-name="P16">- Bei drücken der Taste ‚Space‘, soll der Charakter springen.</text:p>
      <text:p text:style-name="P16">- Auf den Charakter soll eine Art Gravitation wirken.</text:p>
      <text:p text:style-name="P14"><text:span text:style-name="T2">- Bei berühren einer Hitbox, soll der Charakter stehen bleiben.</text:span><text:span text:style-name="T1"> </text:span></text:p>
      <text:p text:style-name="P1"/>
      <text:p text:style-name="P3"><text:span text:style-name="T4">Undurchdringbar</text:span> Objekte</text:p>
      <text:p text:style-name="P10">Es soll Böden und Wände geben, die vom User nicht durchquerbar sind.</text:p>
      <text:p text:style-name="P8">Kriterien:</text:p>
      <text:p text:style-name="P11">- Spiel-Charaktere können diese Objekte nicht durchqueren.</text:p>
      <text:p text:style-name="P11">- Projektile können diese Objekte nicht durchqueren.</text:p>
      <text:p text:style-name="P1"/>
      <text:p text:style-name="P3">Portale schießen</text:p>
      <text:p text:style-name="P1">Der User soll mit seinem Spielcharakter Portale an Oberflächen schießen können in Projektil-<text:span text:style-name="T8">F</text:span>orm.</text:p>
      <text:p text:style-name="P6">Kriterien:</text:p>
      <text:p text:style-name="P16">- Bei Linksklick soll <text:s/>Portal_1 „geschossen“ werden.</text:p>
      <text:p text:style-name="P16">- Bei Rechtsklick soll Portal_2 „geschossen“ werden.</text:p>
      <text:p text:style-name="P16">- Das Projektil besitzt eine Hitbox und kann mit anderen Hitboxen kollidieren.</text:p>
      <text:p text:style-name="P16">- Es kann jeweils nur ein Portal geben (Portal_1, Portal_2).</text:p>
      <text:p text:style-name="P17">- Die Portale öffnen sich auf genügend großen Flächen.</text:p>
      <text:p text:style-name="P1"/>
      <text:p text:style-name="P3">Durch Portale gehen</text:p>
      <text:p text:style-name="P1">Der User soll mit seinem Spielcharakter durch ein Portal gehen und durch das andere wieder Rauskommen.</text:p>
      <text:p text:style-name="P7">Kriterien:</text:p>
      <text:p text:style-name="P11">- Spiel-Charaktere können durch beide Portale hindurchgehen können und auf der anderen „Seite“ heraus kommen.</text:p>
      <text:p text:style-name="P11">- <text:span text:style-name="T5">Die Geschwindigkeit der Charaktere bleibt erhalten, nur die Richtung wird verändert.</text:span></text:p>
      <text:p text:style-name="P1"/>
      <text:p text:style-name="P3">Sterben</text:p>
      <text:p text:style-name="P1">Der Spieler soll im Spiel durch entweder Schaden oder herrunterfallen sterben können.</text:p>
      <text:p text:style-name="P8">Kriterien:</text:p>
      <text:p text:style-name="P12">- Wenn die Lebenspunkte des Charakters auf 0 fällt, stirbt der Charakter.</text:p>
      <text:p text:style-name="P12">- Wenn der Charakter stirbt, wird das Level neugestartet.</text:p>
      <text:p text:style-name="P1"/>
      <text:p text:style-name="P4">Animationen</text:p>
      <text:p text:style-name="P2">Der Spieler soll über Animationen verfügen, z.B. beim Gehen.</text:p>
      <text:p text:style-name="P9">Kriterien:</text:p>
      <text:p text:style-name="P13">- <text:s/><text:span text:style-name="T7">Wenn der Charakter sich nach Links oder Rechts bewegt, wird er animiert.</text:span></text:p>
      <text:p text:style-name="P19">- <text:s/>ggf. Portalanimation</text:p>
      <text:p text:style-name="P26"/>
      <text:p text:style-name="P26"/>
      <text:p text:style-name="P26"/>
      <text:p text:style-name="P26"/>
      <text:p text:style-name="P22"><text:soft-page-break/>Level/<text:span text:style-name="T4">Kachel</text:span></text:p>
      <text:p text:style-name="P21">Der Spieler soll mehrere Level zur Verfügung haben.</text:p>
      <text:p text:style-name="P23">Kriterien:</text:p>
      <text:p text:style-name="P25">- <text:span text:style-name="T9">Nach beenden eines Level wird das nächste gestartet.</text:span></text:p>
      <text:p text:style-name="P25">- <text:span text:style-name="T9">Durch erreichen eines bestimmten Ortes wird das Level beendet.</text:span></text:p>
      <text:p text:style-name="P19"/>
      <text:p text:style-name="P27"/>
      <text:p text:style-name="P3">Tragbare Objekte</text:p>
      <text:p text:style-name="P1">Der Spieler kann gewisse Objekte mit sich herumtragen.</text:p>
      <text:p text:style-name="P8">Kriterien:</text:p>
      <text:p text:style-name="P12">- </text:p>
      <text:p text:style-name="P12"/>
      <text:p text:style-name="P4">In<text:span text:style-name="T6">-</text:span>game Buttons</text:p>
      <text:p text:style-name="P2">Es sollen im Spiel Buttons geben, die druckempfindlich auf andere Objekte reagieren.</text:p>
      <text:p text:style-name="P9">Kriterien:</text:p>
      <text:p text:style-name="P18">-</text:p>
      <text:p text:style-name="P20"/>
      <text:p text:style-name="P1"/>
      <text:p text:style-name="P1">-----------------------------------------------------</text:p>
      <text:p text:style-name="P1"/>
      <text:p text:style-name="P1">32*32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3:50:24.264000000</meta:creation-date>
    <dc:date>2018-05-30T21:04:19.462000000</dc:date>
    <meta:editing-duration>PT28M13S</meta:editing-duration>
    <meta:editing-cycles>7</meta:editing-cycles>
    <meta:generator>LibreOffice/6.0.2.1$Windows_X86_64 LibreOffice_project/f7f06a8f319e4b62f9bc5095aa112a65d2f3ac89</meta:generator>
    <meta:document-statistic meta:table-count="0" meta:image-count="0" meta:object-count="0" meta:page-count="2" meta:paragraph-count="55" meta:word-count="361" meta:character-count="2432" meta:non-whitespace-character-count="2121"/>
  </office:meta>
</office:document-meta>
</file>